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abota.ua</text:p>
          </table:table-cell>
          <table:table-cell table:style-name="ce2" office:value-type="float" office:value="978">
            <text:p>978</text:p>
          </table:table-cell>
          <table:table-cell table:number-columns-repeated="4"/>
          <table:table-cell table:style-name="ce1" office:value-type="string">
            <text:p>ProgJobs</text:p>
          </table:table-cell>
          <table:table-cell table:style-name="ce2" office:value-type="float" office:value="1000">
            <text:p>1000</text:p>
          </table:table-cell>
          <table:table-cell table:number-columns-repeated="3"/>
          <table:table-cell table:style-name="ce1" office:value-type="string">
            <text:p>Careers</text:p>
          </table:table-cell>
          <table:table-cell table:style-name="ce2" office:value-type="float" office:value="212">
            <text:p>212</text:p>
          </table:table-cell>
          <table:table-cell/>
        </table:table-row>
        <table:table-row table:style-name="ro1">
          <table:table-cell table:style-name="ce2" office:value-type="string">
            <text:p>Require TDD</text:p>
          </table:table-cell>
          <table:table-cell table:style-name="ce2" office:value-type="float" office:value="150">
            <text:p>150</text:p>
          </table:table-cell>
          <table:table-cell table:formula="of:=([.B2]/[.B1])*100" office:value-type="float" office:value="15.3374233128834">
            <text:p>15,34</text:p>
          </table:table-cell>
          <table:table-cell table:number-columns-repeated="3"/>
          <table:table-cell table:style-name="ce2" office:value-type="string">
            <text:p>Require TDD</text:p>
          </table:table-cell>
          <table:table-cell table:style-name="ce2" office:value-type="float" office:value="69">
            <text:p>69</text:p>
          </table:table-cell>
          <table:table-cell table:formula="of:=([.H2]/[.H1])*100" office:value-type="float" office:value="6.9">
            <text:p>6,9</text:p>
          </table:table-cell>
          <table:table-cell table:number-columns-repeated="2"/>
          <table:table-cell table:style-name="ce2" office:value-type="string">
            <text:p>Require TDD</text:p>
          </table:table-cell>
          <table:table-cell table:style-name="ce2" office:value-type="float" office:value="49">
            <text:p>49</text:p>
          </table:table-cell>
          <table:table-cell table:formula="of:=([.M2]/[.M1])*100" office:value-type="float" office:value="23.1132075471698">
            <text:p>23,11</text:p>
          </table:table-cell>
        </table:table-row>
        <table:table-row table:style-name="ro1">
          <table:table-cell table:style-name="ce2" office:value-type="string">
            <text:p>Does not require TDD</text:p>
          </table:table-cell>
          <table:table-cell table:style-name="ce2" table:formula="of:=[.B1]-[.B2]" office:value-type="float" office:value="828">
            <text:p>828</text:p>
          </table:table-cell>
          <table:table-cell table:formula="of:=([.B3]/[.B1])*100" office:value-type="float" office:value="84.6625766871166">
            <text:p>84,66</text:p>
          </table:table-cell>
          <table:table-cell table:number-columns-repeated="3"/>
          <table:table-cell table:style-name="ce2" office:value-type="string">
            <text:p>Does not require TDD</text:p>
          </table:table-cell>
          <table:table-cell table:style-name="ce2" table:formula="of:=1000-69" office:value-type="float" office:value="931">
            <text:p>931</text:p>
          </table:table-cell>
          <table:table-cell table:formula="of:=([.H3]/[.H1])*100" office:value-type="float" office:value="93.1">
            <text:p>93,1</text:p>
          </table:table-cell>
          <table:table-cell table:number-columns-repeated="2"/>
          <table:table-cell table:style-name="ce2" office:value-type="string">
            <text:p>Does not require TDD</text:p>
          </table:table-cell>
          <table:table-cell table:style-name="ce2" table:formula="of:=[.M1]-[.M2]" office:value-type="float" office:value="163">
            <text:p>163</text:p>
          </table:table-cell>
          <table:table-cell table:formula="of:=([.M3]/[.M1])*100" office:value-type="float" office:value="76.8867924528302">
            <text:p>76,89</text:p>
          </table:table-cell>
        </table:table-row>
        <table:table-row table:style-name="ro1">
          <table:table-cell>
            <draw:frame table:end-cell-address="Sheet1.E19" table:end-x="2.132cm" table:end-y="0.313cm" draw:z-index="0" draw:style-name="gr1" svg:width="12.642cm" svg:height="6.986cm" svg:x="0cm" svg:y="0.102cm">
              <draw:object draw:notify-on-update-of-ranges="Sheet1.A2:Sheet1.A3 Sheet1.B2:Sheet1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L19" table:end-x="0.024cm" table:end-y="0.24cm" draw:z-index="1" draw:style-name="gr1" svg:width="12.908cm" svg:height="6.987cm" svg:x="2.143cm" svg:y="0.028cm">
              <draw:object draw:notify-on-update-of-ranges="Sheet1.G2:Sheet1.G3 Sheet1.H1:Sheet1.H1 Sheet1.H2:Sheet1.H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Q19" table:end-x="0.093cm" table:end-y="0.319cm" draw:z-index="4" draw:style-name="gr1" svg:width="12.792cm" svg:height="6.987cm" svg:x="0.069cm" svg:y="0.107cm">
              <draw:object draw:notify-on-update-of-ranges="Sheet1.L2:Sheet1.L3 Sheet1.M2:Sheet1.M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4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3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/>
        </table:table-row>
        <table:table-row table:style-name="ro1">
          <table:table-cell table:style-name="ce2" office:value-type="string">
            <text:p>Cpp</text:p>
          </table:table-cell>
          <table:table-cell table:style-name="ce2" office:value-type="float" office:value="36">
            <text:p>36</text:p>
          </table:table-cell>
          <table:table-cell table:number-columns-repeated="4"/>
          <table:table-cell table:style-name="ce2" office:value-type="string">
            <text:p>Cpp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Cpp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DotNet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DotNet</text:p>
          </table:table-cell>
          <table:table-cell table:style-name="ce2" office:value-type="float" office:value="4">
            <text:p>4</text:p>
          </table:table-cell>
          <table:table-cell table:number-columns-repeated="3"/>
          <table:table-cell table:style-name="ce2" office:value-type="string">
            <text:p>DotNet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66">
            <text:p>66</text:p>
          </table:table-cell>
          <table:table-cell table:number-columns-repeated="4"/>
          <table:table-cell table:style-name="ce2" office:value-type="string">
            <text:p>Java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Java</text:p>
          </table:table-cell>
          <table:table-cell table:style-name="ce2" office:value-type="float" office:value="31">
            <text:p>31</text:p>
          </table:table-cell>
          <table:table-cell/>
        </table:table-row>
        <table:table-row table:style-name="ro1">
          <table:table-cell table:style-name="ce2" office:value-type="string">
            <text:p>Other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Other</text:p>
          </table:table-cell>
          <table:table-cell table:style-name="ce2" office:value-type="float" office:value="49">
            <text:p>49</text:p>
          </table:table-cell>
          <table:table-cell table:number-columns-repeated="3"/>
          <table:table-cell table:style-name="ce2" office:value-type="string">
            <text:p>Other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>
            <draw:frame table:end-cell-address="Sheet1.F40" table:end-x="0.014cm" table:end-y="0.26cm" draw:z-index="2" draw:style-name="gr1" svg:width="12.782cm" svg:height="6.999cm" svg:x="0cm" svg:y="0.035cm">
              <draw:object draw:notify-on-update-of-ranges="Sheet1.A21:Sheet1.A24 Sheet1.B20:Sheet1.B20 Sheet1.B21:Sheet1.B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2.087cm" table:end-y="0.238cm" draw:z-index="3" draw:style-name="gr1" svg:width="12.746cm" svg:height="6.999cm" svg:x="2.11cm" svg:y="0.013cm">
              <draw:object draw:notify-on-update-of-ranges="Sheet1.G21:Sheet1.G24 Sheet1.H20:Sheet1.H20 Sheet1.H21:Sheet1.H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Sheet1.Q40" table:end-x="0.065cm" table:end-y="0.266cm" draw:z-index="5" draw:style-name="gr1" svg:width="13.033cm" svg:height="6.999cm" svg:x="2.058cm" svg:y="0.041cm">
              <draw:object draw:notify-on-update-of-ranges="Sheet1.L20:Sheet1.L20 Sheet1.L21:Sheet1.L24 Sheet1.M20:Sheet1.M20 Sheet1.M21:Sheet1.M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13/09/2010</text:date>, <text:time>22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0:13:45.43</meta:creation-date>
    <meta:editing-duration>PT12H52M23S</meta:editing-duration>
    <meta:editing-cycles>10</meta:editing-cycles>
    <meta:generator>OpenOffice.org/3.2$Win32 OpenOffice.org_project/320m18$Build-9502</meta:generator>
    <meta:initial-creator>Alexander Beletsky</meta:initial-creator>
    <dc:date>2010-09-13T22:01:54.65</dc:date>
    <dc:creator>Alexander Beletsky</dc:creator>
    <meta:document-statistic meta:table-count="3" meta:cell-count="5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43cm" svg:height="6.987cm" xlink:href=".." chart:class="chart:circle" chart:style-name="ch1">
        <chart:legend chart:legend-position="end" svg:x="9.624cm" svg:y="2.787cm" chart:style-name="ch2"/>
        <chart:plot-area chart:style-name="ch3" table:cell-range-address="Sheet1.A2:Sheet1.B3" chart:data-source-has-labels="column" svg:x="0.252cm" svg:y="0.139cm" svg:width="9.121cm" svg:height="6.57cm">
          <chart:axis chart:dimension="x" chart:name="primary-x" chart:style-name="ch4"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3">Require TDD</text:p>
              </table:table-cell>
              <table:table-cell office:value-type="float" office:value="150">
                <text:p text:id="Sheet1.B2:Sheet1.B3">150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09cm" svg:height="6.988cm" xlink:href=".." chart:class="chart:circle" chart:style-name="ch1">
        <chart:legend chart:legend-position="end" svg:x="9.884cm" svg:y="2.788cm" chart:style-name="ch2"/>
        <chart:plot-area chart:style-name="ch3" table:cell-range-address="Sheet1.G1:Sheet1.H3" chart:data-source-has-labels="both" svg:x="0.258cm" svg:y="0.139cm" svg:width="9.369cm" svg:height="6.571cm">
          <chart:axis chart:dimension="x" chart:name="primary-x" chart:style-name="ch4">
            <chart:categories table:cell-range-address="Sheet1.G2:Sheet1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3" chart:label-cell-address="Sheet1.H1:Sheet1.H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1:Sheet1.H1">1000</text:p>
              </table:table-cell>
            </table:table-row>
          </table:table-header-rows>
          <table:table-rows>
            <table:table-row>
              <table:table-cell office:value-type="string">
                <text:p text:id="Sheet1.G2:Sheet1.G3">Require TDD</text:p>
              </table:table-cell>
              <table:table-cell office:value-type="float" office:value="69">
                <text:p text:id="Sheet1.H2:Sheet1.H3">69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931">
                <text:p>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83cm" svg:height="7cm" xlink:href=".." chart:class="chart:bar" chart:style-name="ch1">
        <chart:legend chart:legend-position="end" svg:x="10.846cm" svg:y="3.192cm" chart:style-name="ch2"/>
        <chart:plot-area chart:style-name="ch3" table:cell-range-address="Sheet1.A20:Sheet1.B24" chart:data-source-has-labels="both" svg:x="0.255cm" svg:y="0.14cm" svg:width="10.337cm" svg:height="6.58cm">
          <chart:axis chart:dimension="x" chart:name="primary-x" chart:style-name="ch4">
            <chart:categories table:cell-range-address="Sheet1.A21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1:Sheet1.B24" chart:label-cell-address="Sheet1.B20:Sheet1.B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0:Sheet1.B20">Demand</text:p>
              </table:table-cell>
            </table:table-row>
          </table:table-header-rows>
          <table:table-rows>
            <table:table-row>
              <table:table-cell office:value-type="string">
                <text:p text:id="Sheet1.A21:Sheet1.A24">Cpp</text:p>
              </table:table-cell>
              <table:table-cell office:value-type="float" office:value="36">
                <text:p text:id="Sheet1.B21:Sheet1.B24">36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47cm" svg:height="7cm" xlink:href=".." chart:class="chart:bar" chart:style-name="ch1">
        <chart:legend chart:legend-position="end" svg:x="10.811cm" svg:y="3.192cm" chart:style-name="ch2"/>
        <chart:plot-area chart:style-name="ch3" table:cell-range-address="Sheet1.G20:Sheet1.H24" chart:data-source-has-labels="both" svg:x="0.254cm" svg:y="0.14cm" svg:width="10.304cm" svg:height="6.58cm">
          <chart:axis chart:dimension="x" chart:name="primary-x" chart:style-name="ch4">
            <chart:categories table:cell-range-address="Sheet1.G21:Sheet1.G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1:Sheet1.H24" chart:label-cell-address="Sheet1.H20:Sheet1.H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20:Sheet1.H20">Demand</text:p>
              </table:table-cell>
            </table:table-row>
          </table:table-header-rows>
          <table:table-rows>
            <table:table-row>
              <table:table-cell office:value-type="string">
                <text:p text:id="Sheet1.G21:Sheet1.G24">Cpp</text:p>
              </table:table-cell>
              <table:table-cell office:value-type="float" office:value="8">
                <text:p text:id="Sheet1.H21:Sheet1.H24">8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93cm" svg:height="6.988cm" xlink:href=".." chart:class="chart:circle" chart:style-name="ch1">
        <chart:legend chart:legend-position="end" svg:x="9.771cm" svg:y="2.788cm" chart:style-name="ch2"/>
        <chart:plot-area chart:style-name="ch3" table:cell-range-address="Sheet1.L2:Sheet1.M3" chart:data-source-has-labels="column" svg:x="0.255cm" svg:y="0.139cm" svg:width="9.262cm" svg:height="6.571cm">
          <chart:axis chart:dimension="x" chart:name="primary-x" chart:style-name="ch4">
            <chart:categories table:cell-range-address="Sheet1.L2:Sheet1.L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 text:id="Sheet1.L2:Sheet1.L3">Require TDD</text:p>
              </table:table-cell>
              <table:table-cell office:value-type="float" office:value="49">
                <text:p text:id="Sheet1.M2:Sheet1.M3">49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34cm" svg:height="7cm" xlink:href=".." chart:class="chart:bar" chart:style-name="ch1">
        <chart:legend chart:legend-position="end" svg:x="11.092cm" svg:y="3.192cm" chart:style-name="ch2"/>
        <chart:plot-area chart:style-name="ch3" table:cell-range-address="Sheet1.L20:Sheet1.M24" chart:data-source-has-labels="both" svg:x="0.26cm" svg:y="0.14cm" svg:width="10.573cm" svg:height="6.58cm">
          <chart:axis chart:dimension="x" chart:name="primary-x" chart:style-name="ch4">
            <chart:categories table:cell-range-address="Sheet1.L21:Sheet1.L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1:Sheet1.M24" chart:label-cell-address="Sheet1.M20:Sheet1.M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20:Sheet1.M20">Demand</text:p>
              </table:table-cell>
            </table:table-row>
          </table:table-header-rows>
          <table:table-rows>
            <table:table-row>
              <table:table-cell office:value-type="string">
                <text:p text:id="Sheet1.L21:Sheet1.L24">Cpp</text:p>
              </table:table-cell>
              <table:table-cell office:value-type="float" office:value="3">
                <text:p text:id="Sheet1.M21:Sheet1.M24">3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